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134in"/>
    </style:style>
    <style:style style:name="co2" style:family="table-column">
      <style:table-column-properties fo:break-before="auto" style:column-width="1.42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929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Verdana" fo:font-size="16pt" fo:font-weight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end"/>
      <style:text-properties fo:color="#000000" style:font-name="Verdana" fo:font-size="10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Verdana" fo:font-size="10pt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style:vertical-align="middle"/>
    </style:style>
    <style:style style:name="ce8" style:family="table-cell" style:parent-style-name="Defaul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ce7"/>
        <table:table-column table:style-name="co3" table:number-columns-repeated="3" table:default-cell-style-name="Default"/>
        <table:table-row table:style-name="ro1">
          <table:table-cell table:style-name="ce1" office:value-type="string">
            <text:p>Damage caused by big bombs going bang tabl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>
            <text:p>tons</text:p>
          </table:table-cell>
          <table:table-cell table:style-name="ce2" office:value-type="string">
            <text:p>lbs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Radius</text:p>
          </table:table-cell>
          <table:table-cell table:style-name="ce2" office:value-type="string">
            <text:p>Max</text:p>
          </table:table-cell>
          <table:table-cell table:style-name="ce3" office:value-type="string">
            <text:p>Size</text:p>
          </table:table-cell>
          <table:table-cell table:style-name="ce8" office:value-type="string">
            <text:p>Radiu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ooc:=[.$H$10] + [.$H$11] * INT(LN([.B5])/LN([.$H$12]))" office:value-type="float" office:value="50">
            <text:p>50</text:p>
          </table:table-cell>
          <table:table-cell table:formula="oooc:=[.$H$5] * 2^INT(LOG([.B5];10)/LOG([.$H$6];10))" office:value-type="float" office:value="2">
            <text:p>2</text:p>
          </table:table-cell>
          <table:table-cell table:formula="oooc:=[.D5]*2^INT(LOG([.C5];10)/LOG([.$H$13];10))" office:value-type="float" office:value="8">
            <text:p>8</text:p>
          </table:table-cell>
          <table:table-cell table:formula="oooc:=10 + INT((LOG([.B5];10)/3)*10)" office:value-type="float" office:value="10">
            <text:p>10</text:p>
          </table:table-cell>
          <table:table-cell office:value-type="string">
            <text:p>Base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ooc:=[.$H$10] + [.$H$11] * INT(LN([.B6])/LN([.$H$12]))" office:value-type="float" office:value="60">
            <text:p>60</text:p>
          </table:table-cell>
          <table:table-cell table:formula="oooc:=[.$H$5] * 2^INT(LOG([.B6];10)/LOG([.$H$6];10))" office:value-type="float" office:value="2">
            <text:p>2</text:p>
          </table:table-cell>
          <table:table-cell table:formula="oooc:=[.D6]*2^INT(LOG([.C6];10)/LOG([.$H$13];10))" office:value-type="float" office:value="8">
            <text:p>8</text:p>
          </table:table-cell>
          <table:table-cell table:formula="oooc:=10 + INT((LOG([.B6];10)/3)*10)" office:value-type="float" office:value="11">
            <text:p>11</text:p>
          </table:table-cell>
          <table:table-cell office:value-type="string">
            <text:p>Log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ooc:=[.$H$10] + [.$H$11] * INT(LN([.B7])/LN([.$H$12]))" office:value-type="float" office:value="60">
            <text:p>60</text:p>
          </table:table-cell>
          <table:table-cell table:formula="oooc:=[.$H$5] * 2^INT(LOG([.B7];10)/LOG([.$H$6];10))" office:value-type="float" office:value="2">
            <text:p>2</text:p>
          </table:table-cell>
          <table:table-cell table:formula="oooc:=[.D7]*2^INT(LOG([.C7];10)/LOG([.$H$13];10))" office:value-type="float" office:value="8">
            <text:p>8</text:p>
          </table:table-cell>
          <table:table-cell table:formula="oooc:=10 + INT((LOG([.B7];10)/3)*10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ooc:=[.$H$10] + [.$H$11] * INT(LN([.B8])/LN([.$H$12]))" office:value-type="float" office:value="70">
            <text:p>70</text:p>
          </table:table-cell>
          <table:table-cell table:formula="oooc:=[.$H$5] * 2^INT(LOG([.B8];10)/LOG([.$H$6];10))" office:value-type="float" office:value="2">
            <text:p>2</text:p>
          </table:table-cell>
          <table:table-cell table:formula="oooc:=[.D8]*2^INT(LOG([.C8];10)/LOG([.$H$13];10))" office:value-type="float" office:value="8">
            <text:p>8</text:p>
          </table:table-cell>
          <table:table-cell table:formula="oooc:=10 + INT((LOG([.B8];10)/3)*10)"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ooc:=[.$H$10] + [.$H$11] * INT(LN([.B9])/LN([.$H$12]))" office:value-type="float" office:value="80">
            <text:p>80</text:p>
          </table:table-cell>
          <table:table-cell table:formula="oooc:=[.$H$5] * 2^INT(LOG([.B9];10)/LOG([.$H$6];10))" office:value-type="float" office:value="4">
            <text:p>4</text:p>
          </table:table-cell>
          <table:table-cell table:formula="oooc:=[.D9]*2^INT(LOG([.C9];10)/LOG([.$H$13];10))" office:value-type="float" office:value="16">
            <text:p>16</text:p>
          </table:table-cell>
          <table:table-cell table:formula="oooc:=10 + INT((LOG([.B9];10)/3)*10)" office:value-type="float" office:value="13">
            <text:p>13</text:p>
          </table:table-cell>
          <table:table-cell table:style-name="ce8" office:value-type="string">
            <text:p>Damage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ooc:=[.$H$10] + [.$H$11] * INT(LN([.B10])/LN([.$H$12]))" office:value-type="float" office:value="90">
            <text:p>90</text:p>
          </table:table-cell>
          <table:table-cell table:formula="oooc:=[.$H$5] * 2^INT(LOG([.B10];10)/LOG([.$H$6];10))" office:value-type="float" office:value="4">
            <text:p>4</text:p>
          </table:table-cell>
          <table:table-cell table:formula="oooc:=[.D10]*2^INT(LOG([.C10];10)/LOG([.$H$13];10))" office:value-type="float" office:value="16">
            <text:p>16</text:p>
          </table:table-cell>
          <table:table-cell table:formula="oooc:=10 + INT((LOG([.B10];10)/3)*10)" office:value-type="float" office:value="14">
            <text:p>14</text:p>
          </table:table-cell>
          <table:table-cell office:value-type="string">
            <text:p>Base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ooc:=[.$H$10] + [.$H$11] * INT(LN([.B11])/LN([.$H$12]))" office:value-type="float" office:value="100">
            <text:p>100</text:p>
          </table:table-cell>
          <table:table-cell table:formula="oooc:=[.$H$5] * 2^INT(LOG([.B11];10)/LOG([.$H$6];10))" office:value-type="float" office:value="4">
            <text:p>4</text:p>
          </table:table-cell>
          <table:table-cell table:formula="oooc:=[.D11]*2^INT(LOG([.C11];10)/LOG([.$H$13];10))" office:value-type="float" office:value="16">
            <text:p>16</text:p>
          </table:table-cell>
          <table:table-cell table:formula="oooc:=10 + INT((LOG([.B11];10)/3)*10)" office:value-type="float" office:value="15">
            <text:p>15</text:p>
          </table:table-cell>
          <table:table-cell office:value-type="string">
            <text:p>Increase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ooc:=[.$H$10] + [.$H$11] * INT(LN([.B12])/LN([.$H$12]))" office:value-type="float" office:value="110">
            <text:p>110</text:p>
          </table:table-cell>
          <table:table-cell table:formula="oooc:=[.$H$5] * 2^INT(LOG([.B12];10)/LOG([.$H$6];10))" office:value-type="float" office:value="8">
            <text:p>8</text:p>
          </table:table-cell>
          <table:table-cell table:formula="oooc:=[.D12]*2^INT(LOG([.C12];10)/LOG([.$H$13];10))" office:value-type="float" office:value="32">
            <text:p>32</text:p>
          </table:table-cell>
          <table:table-cell table:formula="oooc:=10 + INT((LOG([.B12];10)/3)*10)" office:value-type="float" office:value="16">
            <text:p>16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table:formula="oooc:=[.$H$10] + [.$H$11] * INT(LN([.B13])/LN([.$H$12]))" office:value-type="float" office:value="130">
            <text:p>130</text:p>
          </table:table-cell>
          <table:table-cell table:formula="oooc:=[.$H$5] * 2^INT(LOG([.B13];10)/LOG([.$H$6];10))" office:value-type="float" office:value="8">
            <text:p>8</text:p>
          </table:table-cell>
          <table:table-cell table:formula="oooc:=[.D13]*2^INT(LOG([.C13];10)/LOG([.$H$13];10))" office:value-type="float" office:value="64">
            <text:p>64</text:p>
          </table:table-cell>
          <table:table-cell table:formula="oooc:=10 + INT((LOG([.B13];10)/3)*10)" office:value-type="float" office:value="18">
            <text:p>18</text:p>
          </table:table-cell>
          <table:table-cell office:value-type="string">
            <text:p>Drop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formula="oooc:=[.$H$10] + [.$H$11] * INT(LN([.B14])/LN([.$H$12]))" office:value-type="float" office:value="140">
            <text:p>140</text:p>
          </table:table-cell>
          <table:table-cell table:formula="oooc:=[.$H$5] * 2^INT(LOG([.B14];10)/LOG([.$H$6];10))" office:value-type="float" office:value="16">
            <text:p>16</text:p>
          </table:table-cell>
          <table:table-cell table:formula="oooc:=[.D14]*2^INT(LOG([.C14];10)/LOG([.$H$13];10))" office:value-type="float" office:value="128">
            <text:p>128</text:p>
          </table:table-cell>
          <table:table-cell table:formula="oooc:=10 + INT((LOG([.B14];10)/3)*10)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2000">
            <text:p>2000</text:p>
          </table:table-cell>
          <table:table-cell table:formula="oooc:=[.$H$10] + [.$H$11] * INT(LN([.B15])/LN([.$H$12]))" office:value-type="float" office:value="150">
            <text:p>150</text:p>
          </table:table-cell>
          <table:table-cell table:formula="oooc:=[.$H$5] * 2^INT(LOG([.B15];10)/LOG([.$H$6];10))" office:value-type="float" office:value="16">
            <text:p>16</text:p>
          </table:table-cell>
          <table:table-cell table:formula="oooc:=[.D15]*2^INT(LOG([.C15];10)/LOG([.$H$13];10))" office:value-type="float" office:value="128">
            <text:p>128</text:p>
          </table:table-cell>
          <table:table-cell table:formula="oooc:=10 + INT((LOG([.B15];10)/3)*10)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4000">
            <text:p>4000</text:p>
          </table:table-cell>
          <table:table-cell table:formula="oooc:=[.$H$10] + [.$H$11] * INT(LN([.B16])/LN([.$H$12]))" office:value-type="float" office:value="160">
            <text:p>160</text:p>
          </table:table-cell>
          <table:table-cell table:formula="oooc:=[.$H$5] * 2^INT(LOG([.B16];10)/LOG([.$H$6];10))" office:value-type="float" office:value="16">
            <text:p>16</text:p>
          </table:table-cell>
          <table:table-cell table:formula="oooc:=[.D16]*2^INT(LOG([.C16];10)/LOG([.$H$13];10))" office:value-type="float" office:value="128">
            <text:p>128</text:p>
          </table:table-cell>
          <table:table-cell table:formula="oooc:=10 + INT((LOG([.B16];10)/3)*10)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table:formula="oooc:=[.$H$10] + [.$H$11] * INT(LN([.B17])/LN([.$H$12]))" office:value-type="float" office:value="180">
            <text:p>180</text:p>
          </table:table-cell>
          <table:table-cell table:formula="oooc:=[.$H$5] * 2^INT(LOG([.B17];10)/LOG([.$H$6];10))" office:value-type="float" office:value="32">
            <text:p>32</text:p>
          </table:table-cell>
          <table:table-cell table:formula="oooc:=[.D17]*2^INT(LOG([.C17];10)/LOG([.$H$13];10))" office:value-type="float" office:value="256">
            <text:p>256</text:p>
          </table:table-cell>
          <table:table-cell table:formula="oooc:=10 + INT((LOG([.B17];10)/3)*10)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00">
            <text:p>100000</text:p>
          </table:table-cell>
          <table:table-cell table:formula="oooc:=[.$H$10] + [.$H$11] * INT(LN([.B18])/LN([.$H$12]))" office:value-type="float" office:value="210">
            <text:p>210</text:p>
          </table:table-cell>
          <table:table-cell table:formula="oooc:=[.$H$5] * 2^INT(LOG([.B18];10)/LOG([.$H$6];10))" office:value-type="float" office:value="64">
            <text:p>64</text:p>
          </table:table-cell>
          <table:table-cell table:formula="oooc:=[.D18]*2^INT(LOG([.C18];10)/LOG([.$H$13];10))" office:value-type="float" office:value="512">
            <text:p>512</text:p>
          </table:table-cell>
          <table:table-cell table:formula="oooc:=10 + INT((LOG([.B18];10)/3)*10)"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500000">
            <text:p>500000</text:p>
          </table:table-cell>
          <table:table-cell table:formula="oooc:=[.$H$10] + [.$H$11] * INT(LN([.B19])/LN([.$H$12]))" office:value-type="float" office:value="230">
            <text:p>230</text:p>
          </table:table-cell>
          <table:table-cell table:formula="oooc:=[.$H$5] * 2^INT(LOG([.B19];10)/LOG([.$H$6];10))" office:value-type="float" office:value="64">
            <text:p>64</text:p>
          </table:table-cell>
          <table:table-cell table:formula="oooc:=[.D19]*2^INT(LOG([.C19];10)/LOG([.$H$13];10))" office:value-type="float" office:value="512">
            <text:p>512</text:p>
          </table:table-cell>
          <table:table-cell table:formula="oooc:=10 + INT((LOG([.B19];10)/3)*10)"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ooc:=[.A20] * 2000" office:value-type="float" office:value="1000000">
            <text:p>1000000</text:p>
          </table:table-cell>
          <table:table-cell table:formula="oooc:=[.$H$10] + [.$H$11] * INT(LN([.B20])/LN([.$H$12]))" office:value-type="float" office:value="240">
            <text:p>240</text:p>
          </table:table-cell>
          <table:table-cell table:formula="oooc:=[.$H$5] * 2^INT(LOG([.B20];10)/LOG([.$H$6];10))" office:value-type="float" office:value="128">
            <text:p>128</text:p>
          </table:table-cell>
          <table:table-cell table:formula="oooc:=[.D20]*2^INT(LOG([.C20];10)/LOG([.$H$13];10))" office:value-type="float" office:value="1024">
            <text:p>1024</text:p>
          </table:table-cell>
          <table:table-cell table:formula="oooc:=10 + INT((LOG([.B20];10)/3)*10)"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table:formula="oooc:=[.A21] * 2000" office:value-type="float" office:value="2000000">
            <text:p>2000000</text:p>
          </table:table-cell>
          <table:table-cell table:formula="oooc:=[.$H$10] + [.$H$11] * INT(LN([.B21])/LN([.$H$12]))" office:value-type="float" office:value="250">
            <text:p>250</text:p>
          </table:table-cell>
          <table:table-cell table:formula="oooc:=[.$H$5] * 2^INT(LOG([.B21];10)/LOG([.$H$6];10))" office:value-type="float" office:value="128">
            <text:p>128</text:p>
          </table:table-cell>
          <table:table-cell table:formula="oooc:=[.D21]*2^INT(LOG([.C21];10)/LOG([.$H$13];10))" office:value-type="float" office:value="1024">
            <text:p>1024</text:p>
          </table:table-cell>
          <table:table-cell table:formula="oooc:=10 + INT((LOG([.B21];10)/3)*10)" office:value-type="float" office:value="31">
            <text:p>31</text:p>
          </table:table-cell>
          <table:table-cell table:number-columns-repeated="2"/>
        </table:table-row>
        <table:table-row table:style-name="ro2">
          <table:table-cell table:style-name="ce4" office:value-type="float" office:value="10000">
            <text:p>10000</text:p>
          </table:table-cell>
          <table:table-cell table:style-name="ce4" table:formula="oooc:=[.A22] * 2000" office:value-type="float" office:value="20000000">
            <text:p>20000000</text:p>
          </table:table-cell>
          <table:table-cell table:formula="oooc:=[.$H$10] + [.$H$11] * INT(LN([.B22])/LN([.$H$12]))" office:value-type="float" office:value="290">
            <text:p>290</text:p>
          </table:table-cell>
          <table:table-cell table:formula="oooc:=[.$H$5] * 2^INT(LOG([.B22];10)/LOG([.$H$6];10))" office:value-type="float" office:value="256">
            <text:p>256</text:p>
          </table:table-cell>
          <table:table-cell table:formula="oooc:=[.D22]*2^INT(LOG([.C22];10)/LOG([.$H$13];10))" office:value-type="float" office:value="2048">
            <text:p>2048</text:p>
          </table:table-cell>
          <table:table-cell table:formula="oooc:=10 + INT((LOG([.B22];10)/3)*10)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100000">
            <text:p>100000</text:p>
          </table:table-cell>
          <table:table-cell table:formula="oooc:=[.A23] * 2000" office:value-type="float" office:value="200000000">
            <text:p>200000000</text:p>
          </table:table-cell>
          <table:table-cell table:formula="oooc:=[.$H$10] + [.$H$11] * INT(LN([.B23])/LN([.$H$12]))" office:value-type="float" office:value="320">
            <text:p>320</text:p>
          </table:table-cell>
          <table:table-cell table:formula="oooc:=[.$H$5] * 2^INT(LOG([.B23];10)/LOG([.$H$6];10))" office:value-type="float" office:value="512">
            <text:p>512</text:p>
          </table:table-cell>
          <table:table-cell table:formula="oooc:=[.D23]*2^INT(LOG([.C23];10)/LOG([.$H$13];10))" office:value-type="float" office:value="4096">
            <text:p>4096</text:p>
          </table:table-cell>
          <table:table-cell table:formula="oooc:=10 + INT((LOG([.B23];10)/3)*10)" office:value-type="float" office:value="37">
            <text:p>37</text:p>
          </table:table-cell>
          <table:table-cell table:number-columns-repeated="2"/>
        </table:table-row>
        <table:table-row table:style-name="ro2">
          <table:table-cell table:style-name="ce3" office:value-type="float" office:value="1000000">
            <text:p>1000000</text:p>
          </table:table-cell>
          <table:table-cell table:style-name="ce3" table:formula="oooc:=[.A24] * 2000" office:value-type="float" office:value="2000000000">
            <text:p>2000000000</text:p>
          </table:table-cell>
          <table:table-cell table:formula="oooc:=[.$H$10] + [.$H$11] * INT(LN([.B24])/LN([.$H$12]))" office:value-type="float" office:value="350">
            <text:p>350</text:p>
          </table:table-cell>
          <table:table-cell table:formula="oooc:=[.$H$5] * 2^INT(LOG([.B24];10)/LOG([.$H$6];10))" office:value-type="float" office:value="1024">
            <text:p>1024</text:p>
          </table:table-cell>
          <table:table-cell table:formula="oooc:=[.D24]*2^INT(LOG([.C24];10)/LOG([.$H$13];10))" office:value-type="float" office:value="8192">
            <text:p>8192</text:p>
          </table:table-cell>
          <table:table-cell table:formula="oooc:=10 + INT((LOG([.B24];10)/3)*10)"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5000000">
            <text:p>5000000</text:p>
          </table:table-cell>
          <table:table-cell table:formula="oooc:=[.A25] * 2000" office:value-type="float" office:value="10000000000">
            <text:p>10000000000</text:p>
          </table:table-cell>
          <table:table-cell table:formula="oooc:=[.$H$10] + [.$H$11] * INT(LN([.B25])/LN([.$H$12]))" office:value-type="float" office:value="380">
            <text:p>380</text:p>
          </table:table-cell>
          <table:table-cell table:formula="oooc:=[.$H$5] * 2^INT(LOG([.B25];10)/LOG([.$H$6];10))" office:value-type="float" office:value="2048">
            <text:p>2048</text:p>
          </table:table-cell>
          <table:table-cell table:formula="oooc:=[.D25]*2^INT(LOG([.C25];10)/LOG([.$H$13];10))" office:value-type="float" office:value="16384">
            <text:p>16384</text:p>
          </table:table-cell>
          <table:table-cell table:formula="oooc:=10 + INT((LOG([.B25];10)/3)*10)" office:value-type="float" office:value="43">
            <text:p>43</text:p>
          </table:table-cell>
          <table:table-cell table:number-columns-repeated="2"/>
        </table:table-row>
        <table:table-row table:style-name="ro2">
          <table:table-cell table:style-name="ce5" office:value-type="float" office:value="10000000">
            <text:p>10000000</text:p>
          </table:table-cell>
          <table:table-cell table:style-name="ce5" table:formula="oooc:=[.A26] * 2000" office:value-type="float" office:value="20000000000">
            <text:p>20000000000</text:p>
          </table:table-cell>
          <table:table-cell table:formula="oooc:=[.$H$10] + [.$H$11] * INT(LN([.B26])/LN([.$H$12]))" office:value-type="float" office:value="390">
            <text:p>390</text:p>
          </table:table-cell>
          <table:table-cell table:formula="oooc:=[.$H$5] * 2^INT(LOG([.B26];10)/LOG([.$H$6];10))" office:value-type="float" office:value="2048">
            <text:p>2048</text:p>
          </table:table-cell>
          <table:table-cell table:formula="oooc:=[.D26]*2^INT(LOG([.C26];10)/LOG([.$H$13];10))" office:value-type="float" office:value="16384">
            <text:p>16384</text:p>
          </table:table-cell>
          <table:table-cell table:formula="oooc:=10 + INT((LOG([.B26];10)/3)*10)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5000000">
            <text:p>25000000</text:p>
          </table:table-cell>
          <table:table-cell table:formula="oooc:=[.A27] * 2000" office:value-type="float" office:value="50000000000">
            <text:p>50000000000</text:p>
          </table:table-cell>
          <table:table-cell table:formula="oooc:=[.$H$10] + [.$H$11] * INT(LN([.B27])/LN([.$H$12]))" office:value-type="float" office:value="400">
            <text:p>400</text:p>
          </table:table-cell>
          <table:table-cell table:formula="oooc:=[.$H$5] * 2^INT(LOG([.B27];10)/LOG([.$H$6];10))" office:value-type="float" office:value="2048">
            <text:p>2048</text:p>
          </table:table-cell>
          <table:table-cell table:formula="oooc:=[.D27]*2^INT(LOG([.C27];10)/LOG([.$H$13];10))" office:value-type="float" office:value="16384">
            <text:p>16384</text:p>
          </table:table-cell>
          <table:table-cell table:formula="oooc:=10 + INT((LOG([.B27];10)/3)*10)"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50000000">
            <text:p>50000000</text:p>
          </table:table-cell>
          <table:table-cell table:formula="oooc:=[.A28] * 2000" office:value-type="float" office:value="100000000000">
            <text:p>100000000000</text:p>
          </table:table-cell>
          <table:table-cell table:formula="oooc:=[.$H$10] + [.$H$11] * INT(LN([.B28])/LN([.$H$12]))" office:value-type="float" office:value="410">
            <text:p>410</text:p>
          </table:table-cell>
          <table:table-cell table:formula="oooc:=[.$H$5] * 2^INT(LOG([.B28];10)/LOG([.$H$6];10))" office:value-type="float" office:value="4096">
            <text:p>4096</text:p>
          </table:table-cell>
          <table:table-cell table:formula="oooc:=[.D28]*2^INT(LOG([.C28];10)/LOG([.$H$13];10))" office:value-type="float" office:value="32768">
            <text:p>32768</text:p>
          </table:table-cell>
          <table:table-cell table:formula="oooc:=10 + INT((LOG([.B28];10)/3)*10)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100000000">
            <text:p>100000000</text:p>
          </table:table-cell>
          <table:table-cell table:formula="oooc:=[.A29] * 2000" office:value-type="float" office:value="200000000000">
            <text:p>200000000000</text:p>
          </table:table-cell>
          <table:table-cell table:formula="oooc:=[.$H$10] + [.$H$11] * INT(LN([.B29])/LN([.$H$12]))" office:value-type="float" office:value="420">
            <text:p>420</text:p>
          </table:table-cell>
          <table:table-cell table:formula="oooc:=[.$H$5] * 2^INT(LOG([.B29];10)/LOG([.$H$6];10))" office:value-type="float" office:value="4096">
            <text:p>4096</text:p>
          </table:table-cell>
          <table:table-cell table:formula="oooc:=[.D29]*2^INT(LOG([.C29];10)/LOG([.$H$13];10))" office:value-type="float" office:value="32768">
            <text:p>32768</text:p>
          </table:table-cell>
          <table:table-cell table:formula="oooc:=10 + INT((LOG([.B29];10)/3)*10)" office:value-type="float" office:value="47">
            <text:p>47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Verdana" fo:language="en" fo:country="US" style:font-name-asian="Arial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5">11/25/2007</text:date>, <text:time>17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amuel Penn</meta:initial-creator>
    <meta:creation-date>2007-03-13T20:13:15</meta:creation-date>
    <dc:date>2007-11-25T17:28:12</dc:date>
    <meta:editing-cycles>2</meta:editing-cycles>
    <meta:editing-duration>PT13M24S</meta:editing-duration>
    <meta:user-defined meta:name="company">http://www.glendale.org.uk/</meta:user-defined>
    <meta:user-defined meta:name="Info 2"/>
    <meta:user-defined meta:name="Info 3"/>
    <meta:user-defined meta:name="Info 4"/>
    <meta:document-statistic meta:table-count="3" meta:cell-count="161"/>
  </office:meta>
</office:document-meta>
</file>